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06dac" officeooo:paragraph-rsid="00006dac"/>
    </style:style>
    <style:style style:name="P2" style:family="paragraph" style:parent-style-name="Standard">
      <style:text-properties officeooo:rsid="00010126" officeooo:paragraph-rsid="00010126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076d9" style:font-style-asian="italic" style:font-style-complex="italic"/>
    </style:style>
    <style:style style:name="T3" style:family="text">
      <style:text-properties officeooo:rsid="000076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uzzer works using tone library</text:p>
      <text:p text:style-name="P2">Serial Port works</text:p>
      <text:p text:style-name="P2">Encoder works using Basic example</text:p>
      <text:p text:style-name="P2"/>
      <text:p text:style-name="P1"/>
      <text:p text:style-name="P1"/>
      <text:p text:style-name="P1"/>
      <text:p text:style-name="P1"/>
      <text:p text:style-name="P1"/>
      <text:p text:style-name="P1">Change Preweld <text:tab/></text:p>
      <text:p text:style-name="P1"><text:tab/>Press Clock</text:p>
      <text:p text:style-name="P1"><text:tab/>"<text:span text:style-name="T2">Pr</text:span><text:span text:style-name="T3">" Dispalyed</text:span></text:p>
      <text:p text:style-name="P1"><text:tab/><text:tab/>adjust with Encoder </text:p>
      <text:p text:style-name="P1"><text:tab/><text:tab/>Exit Combo2</text:p>
      <text:p text:style-name="P1"><text:tab/></text:p>
      <text:p text:style-name="P1"/>
      <text:p text:style-name="P1"/>
      <text:p text:style-name="P1"/>
      <text:p text:style-name="P1">Change Dwell</text:p>
      <text:p text:style-name="P1"><text:tab/>Press Wei/Adj<text:tab/></text:p>
      <text:p text:style-name="P1"><text:tab/>"<text:span text:style-name="T1">d</text:span>" displayed</text:p>
      <text:p text:style-name="P1"><text:tab/>adjust with Encoder<text:tab/><text:tab/></text:p>
      <text:p text:style-name="P1"><text:tab/>Exit Combo2</text:p>
      <text:p text:style-name="P1"/>
      <text:p text:style-name="P1"/>
      <text:p text:style-name="P1"/>
      <text:p text:style-name="P1">Change Weld<text:tab/><text:tab/>Press Grill<text:tab/><text:tab/>adjust with Encoder<text:tab/><text:tab/>Exit Combo2</text:p>
      <text:p text:style-name="P1">Weld Count<text:tab/><text:tab/>Combo 1<text:tab/><text:tab/><text:tab/><text:tab/><text:tab/><text:tab/>Exit Combo2</text:p>
      <text:p text:style-name="P1">Arm<text:tab/><text:tab/><text:tab/>Power<text:tab/><text:tab/>Press Start or Foot to weld<text:tab/><text:tab/><text:tab/><text:tab/><text:tab/>Exit Combo2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1H50M21S</meta:editing-duration>
    <meta:editing-cycles>3</meta:editing-cycles>
    <meta:generator>LibreOffice/5.2.1.2$Windows_x86 LibreOffice_project/31dd62db80d4e60af04904455ec9c9219178d620</meta:generator>
    <dc:date>2018-02-18T16:21:19.278000000</dc:date>
    <meta:document-statistic meta:table-count="0" meta:image-count="0" meta:object-count="0" meta:page-count="1" meta:paragraph-count="17" meta:word-count="60" meta:character-count="385" meta:non-whitespace-character-count="308"/>
    <meta:user-defined meta:name="Info 1"/>
    <meta:user-defined meta:name="Info 2"/>
    <meta:user-defined meta:name="Info 3"/>
    <meta:user-defined meta:name="Info 4"/>
  </office:meta>
</office:document-meta>
</file>